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85d2cb" officeooo:paragraph-rsid="00194e47"/>
    </style:style>
    <style:style style:name="P2" style:family="paragraph" style:parent-style-name="Standard">
      <style:paragraph-properties fo:text-align="center" style:justify-single-word="false"/>
      <style:text-properties officeooo:rsid="001820b8" officeooo:paragraph-rsid="00194e47"/>
    </style:style>
    <style:style style:name="P3" style:family="paragraph" style:parent-style-name="Standard">
      <style:paragraph-properties fo:text-align="center" style:justify-single-word="false"/>
      <style:text-properties officeooo:rsid="00186091" officeooo:paragraph-rsid="00194e47"/>
    </style:style>
    <style:style style:name="P4" style:family="paragraph" style:parent-style-name="Standard">
      <style:paragraph-properties fo:text-align="center" style:justify-single-word="false"/>
      <style:text-properties officeooo:rsid="00872ddd" officeooo:paragraph-rsid="00194e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6091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872ddd"/>
    </style:style>
    <style:style style:name="T6" style:family="text">
      <style:text-properties officeooo:rsid="00872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faces Comunicativas: #ParaCegoVer </text:p>
      <text:p text:style-name="P2">A experiência computacional através da imagem: da fileira(<text:span text:style-name="T1">string</text:span>) de plantas de um hipermercado local, escolhi a Suculenta para compor meus cachepó<text:span text:style-name="T2">t</text:span>s de Vi<text:span text:style-name="T2">da. Iteração e a rotina são pausadas por pura necessidade: Comida. O bem maior dado sem medida, a condição de reprodução e criação infinitas. Tamanha impossibilidade de ser, resolvi sair do prompt, a parte sombria e atrativa em todo terminal eletrônico.</text:span></text:p>
      <text:p text:style-name="P3">Para processar informação <text:s/>para extrair do ato seu átomo.</text:p>
      <text:p text:style-name="P3"/>
      <text:p text:style-name="P3">Ignore todos os parâmetros deformados, código mal identados e indivíduos isolados.</text:p>
      <text:p text:style-name="P3"/>
      <text:p text:style-name="P3">A era da informação está apenas começando, e nós trazemos a Vanguarda até Você.</text:p>
      <text:p text:style-name="P3"/>
      <text:p text:style-name="P3"/>
      <text:p text:style-name="P1">JUNTINHOS</text:p>
      <text:p text:style-name="P1"/>
      <text:p text:style-name="P1">trends…………………….. versionamento.</text:p>
      <text:p text:style-name="P1"/>
      <text:p text:style-name="P1">Definição</text:p>
      <text:p text:style-name="P1"/>
      <text:p text:style-name="P1">Atualizar <text:s/>o software requer uma observação minuciosa sobre sua estrutura física, isso é, seus conectores(input/output). Por vezes, as atualizações são realizadas automaticamente, e algumas informações se perdem no processo. Para tanto, retornar ao princípio do armazenamento(stack) é também conhecer sobre o endereço;</text:p>
      <text:p text:style-name="P1"/>
      <text:p text:style-name="P1">observação: nas fitas magnéticas, discos antigos, e até mesmo atrás dos retratos o valor, o tipo e o próximo são inerentes. Separar e reoganizar dados…</text:p>
      <text:p text:style-name="P1"/>
      <text:p text:style-name="P1">Atividade sugerida:</text:p>
      <text:p text:style-name="P1"/>
      <text:p text:style-name="P1">Vamos ao campo, buscar tampinhas: inicialmente de latas. </text:p>
      <text:p text:style-name="P1">Cada lata tem sua tampinha, será que podemos separar por <text:span text:style-name="T3">modelo</text:span><text:span text:style-name="T4"> </text:span><text:span text:style-name="T5">forma</text:span>, isto é: </text:p>
      <text:p text:style-name="P1">Utilizando um fio <text:span text:style-name="T6">qualquer</text:span>, <text:span text:style-name="T6">vamos declarar numa folha: </text:span></text:p>
      <text:p text:style-name="P1"><text:span text:style-name="T6">* como essa tampa pode ser definida?</text:span></text:p>
      <text:p text:style-name="P1"/>
      <text:p text:style-name="P4">Em computação há os tipos primitivos: São estruturas fundamentais para agregar os bits. Unidades básicas de informação. </text:p>
      <text:p text:style-name="P4"/>
      <text:p text:style-name="P4">inteiro … 8 bits ou 1 byte;</text:p>
      <text:p text:style-name="P4">float … </text:p>
      <text:p text:style-name="P1">escrevendo a forma, e depois recicland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25:10.556000000</meta:creation-date>
    <dc:date>2022-02-23T17:26:10.884000000</dc:date>
    <meta:editing-duration>PT1M1S</meta:editing-duration>
    <meta:editing-cycles>1</meta:editing-cycles>
    <meta:document-statistic meta:table-count="0" meta:image-count="0" meta:object-count="0" meta:page-count="1" meta:paragraph-count="19" meta:word-count="242" meta:character-count="1624" meta:non-whitespace-character-count="1393"/>
    <meta:generator>LibreOffice/7.1.2.2$Windows_X86_64 LibreOffice_project/8a45595d069ef5570103caea1b71cc9d82b2aae4</meta:generator>
  </office:meta>
</office:document-meta>
</file>